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dc7" officeooo:paragraph-rsid="00164dc7"/>
    </style:style>
    <style:style style:name="P2" style:family="paragraph" style:parent-style-name="Standard">
      <style:text-properties fo:font-weight="bold" officeooo:rsid="00164dc7" officeooo:paragraph-rsid="00164dc7" style:font-weight-asian="bold" style:font-weight-complex="bold"/>
    </style:style>
    <style:style style:name="P3" style:family="paragraph" style:parent-style-name="Standard">
      <style:text-properties officeooo:paragraph-rsid="00164d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4dc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a notas de curso</text:p>
      <text:p text:style-name="P2"/>
      <text:p text:style-name="P3"><text:span text:style-name="T2">Debe solicitar el nombre del estudiante y su código que es un número entero. Va a preguntar la nota final de su curso que es un número decimal. Va a preguntarle el porcentaje de participaciones. Con estos va a darles unos bonos:</text:span></text:p>
      <text:p text:style-name="P3"><text:span text:style-name="T2"/></text:p>
      <text:p text:style-name="P3"><text:span text:style-name="T2">Si la nota es mayor o igual a 3.5 pero menor a 4.0, se le va a dar un bono de nota de 0.3 decimas. Pero si la nota es mayor o igual a 4.0 y menor de 4.5 entonces se le va a dar un bono de 0.5. Y si la nota es mayor o igual que 4.5 entonces no se le da ningún bono.</text:span></text:p>
      <text:p text:style-name="P3"><text:span text:style-name="T2"/></text:p>
      <text:p text:style-name="P1"><text:span text:style-name="T1">Si el porcentaje de participación es mayor o igual 20% <text:s/>y menor o igual que 50% entonces se le da un bono de 0.2 decimas. Pero si el porcentaje de participación es mayor que 50% y menor que 80% se le da debo 0.4 décimas. Y si el porcentaje de participación es mayor o igual que 80% se le da de bono 0.5 decimás.</text:span></text:p>
      <text:p text:style-name="P1"><text:span text:style-name="T1"/></text:p>
      <text:p text:style-name="P1"><text:span text:style-name="T1">Tener en cuenta que la nota final no se pase de 5.0, que es la suma de la nota inicial <text:s/>más los bonos.</text:span></text:p>
      <text:p text:style-name="P1"><text:span text:style-name="T1"/></text:p>
      <text:p text:style-name="P1"><text:span text:style-name="T1">Al final usted debe mostrar el nombre, el código, el valor (en décimas) de cada bono, y el total de décimas de todos los bonos, y la nota final, teniendo que no se pase de 5.0.</text:span></text:p>
      <text:p text:style-name="P3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07:38:54.540945375</meta:creation-date>
    <dc:date>2021-05-21T07:54:22.060716760</dc:date>
    <meta:editing-duration>PT15M27S</meta:editing-duration>
    <meta:editing-cycles>1</meta:editing-cycles>
    <meta:document-statistic meta:table-count="0" meta:image-count="0" meta:object-count="0" meta:page-count="1" meta:paragraph-count="7" meta:word-count="235" meta:character-count="1105" meta:non-whitespace-character-count="873"/>
    <meta:generator>LibreOffice/6.4.7.2$Linux_X86_64 LibreOffice_project/40$Build-2</meta:generator>
  </office:meta>
</office:document-meta>
</file>